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0" draw:style-name="gr1" draw:text-style-name="P1" svg:width="6.3031in" svg:height="3.5449in" svg:x="8.3768in" svg:y="1.687in">
            <draw:object draw:notify-on-update-of-ranges="Sheet1.A2:Sheet1.A2 Sheet1.A3:Sheet1.A7 Sheet1.B2:Sheet1.B2 Sheet1.B3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eight (km)</text:p>
          </table:table-cell>
          <table:table-cell office:value-type="string" calcext:value-type="string">
            <text:p>density(m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985" calcext:value-type="float">
            <text:p>1.2985</text:p>
          </table:table-cell>
          <table:table-cell table:formula="of:=([.B3]-[.B4])/([.A4]-[.A3])" office:value-type="float" office:value="0.0849636363636364" calcext:value-type="float">
            <text:p>0.084963636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639" calcext:value-type="float">
            <text:p>0.3639</text:p>
          </table:table-cell>
          <table:table-cell table:formula="of:=([.B4]-[.B5])/([.A5]-[.A4])" office:value-type="float" office:value="0.0306555555555556" calcext:value-type="float">
            <text:p>0.030655555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8" calcext:value-type="float">
            <text:p>0.088</text:p>
          </table:table-cell>
          <table:table-cell table:formula="of:=([.B5]-[.B6])/([.A6]-[.A5])" office:value-type="float" office:value="0.00623333333333333" calcext:value-type="float">
            <text:p>0.006233333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32" calcext:value-type="float">
            <text:p>0.0132</text:p>
          </table:table-cell>
          <table:table-cell table:formula="of:=([.B6]-[.B7])/([.A7]-[.A6])" office:value-type="float" office:value="0.000746666666666667" calcext:value-type="float">
            <text:p>0.000746666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2" calcext:value-type="float">
            <text:p>0.002</text:p>
          </table:table-cell>
          <table:table-cell table:formula="of:=([.B7]-[.B8])/([.A8]-[.A7])" office:value-type="float" office:value="0.0005" calcext:value-type="float">
            <text:p>0.000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.43722" calcext:value-type="float">
            <text:p>1.43722</text:p>
          </table:table-cell>
          <table:table-cell office:value-type="float" office:value="-0.14123" calcext:value-type="float">
            <text:p>-0.14123</text:p>
          </table:table-cell>
          <table:table-cell table:formula="of:=[.B11]*[.A11]" office:value-type="float" office:value="-0.2029785806" calcext:value-type="float">
            <text:p>-0.202978580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$11]*[.B$11])*EXP([.B$11]*[.A13])" office:value-type="float" office:value="-0.2029785806" calcext:value-type="float">
            <text:p>-0.2029785806</text:p>
          </table:table-cell>
          <table:table-cell table:formula="of:=[.B13]/[.B$13]" office:value-type="float" office:value="1" calcext:value-type="float">
            <text:p>1</text:p>
          </table:table-cell>
          <table:table-cell office:value-type="string" calcext:value-type="string">
            <text:p>altitude multiplier = exp(-.14123*h(km)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$11]*[.B$11])*EXP([.B$11]*[.A14])" office:value-type="float" office:value="-0.153030991421243" calcext:value-type="float">
            <text:p>-0.1530309914</text:p>
          </table:table-cell>
          <table:table-cell table:formula="of:=[.B14]/[.B$13]" office:value-type="float" office:value="0.753926798428125" calcext:value-type="float">
            <text:p>0.753926798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$11]*[.B$11])*EXP([.B$11]*[.A15])" office:value-type="float" office:value="-0.1153741654225" calcext:value-type="float">
            <text:p>-0.1153741654</text:p>
          </table:table-cell>
          <table:table-cell table:formula="of:=[.B15]/[.B$13]" office:value-type="float" office:value="0.568405617388082" calcext:value-type="float">
            <text:p>0.5684056174</text:p>
          </table:table-cell>
          <table:table-cell office:value-type="string" calcext:value-type="string">
            <text:p>AM(0km) = 1/cos(ZA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$11]*[.B$11])*EXP([.B$11]*[.A16])" office:value-type="float" office:value="-0.0869836751583019" calcext:value-type="float">
            <text:p>-0.0869836752</text:p>
          </table:table-cell>
          <table:table-cell table:formula="of:=[.B16]/[.B$13]" office:value-type="float" office:value="0.428536227325958" calcext:value-type="float">
            <text:p>0.4285362273</text:p>
          </table:table-cell>
          <table:table-cell office:value-type="string" calcext:value-type="string">
            <text:p>ZA= zenith angle = angle to the norm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$11]*[.B$11])*EXP([.B$11]*[.A17])" office:value-type="float" office:value="-0.0655793237276106" calcext:value-type="float">
            <text:p>-0.0655793237</text:p>
          </table:table-cell>
          <table:table-cell table:formula="of:=[.B17]/[.B$13]" office:value-type="float" office:value="0.323084945878327" calcext:value-type="float">
            <text:p>0.323084945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$11]*[.B$11])*EXP([.B$11]*[.A18])" office:value-type="float" office:value="-0.049442009581039" calcext:value-type="float">
            <text:p>-0.0494420096</text:p>
          </table:table-cell>
          <table:table-cell table:formula="of:=[.B18]/[.B$13]" office:value-type="float" office:value="0.243582398866371" calcext:value-type="float">
            <text:p>0.2435823989</text:p>
          </table:table-cell>
          <table:table-cell office:value-type="string" calcext:value-type="string">
            <text:p>get ZA from pvcdrom equation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$11]*[.B$11])*EXP([.B$11]*[.A19])" office:value-type="float" office:value="-0.0372756559912854" calcext:value-type="float">
            <text:p>-0.037275656</text:p>
          </table:table-cell>
          <table:table-cell table:formula="of:=[.B19]/[.B$13]" office:value-type="float" office:value="0.183643298130765" calcext:value-type="float">
            <text:p>0.183643298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$11]*[.B$11])*EXP([.B$11]*[.A20])" office:value-type="float" office:value="-0.0281031159808179" calcext:value-type="float">
            <text:p>-0.028103116</text:p>
          </table:table-cell>
          <table:table-cell table:formula="of:=[.B20]/[.B$13]" office:value-type="float" office:value="0.138453603812509" calcext:value-type="float">
            <text:p>0.1384536038</text:p>
          </table:table-cell>
          <table:table-cell office:value-type="string" calcext:value-type="string">
            <text:p>elevation = asin(sin(del)sin(phi)+cos(del)cos(phi)cos(HRA)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$11]*[.B$11])*EXP([.B$11]*[.A21])" office:value-type="float" office:value="-0.0211876922572723" calcext:value-type="float">
            <text:p>-0.0211876923</text:p>
          </table:table-cell>
          <table:table-cell table:formula="of:=[.B21]/[.B$13]" office:value-type="float" office:value="0.104383882253201" calcext:value-type="float">
            <text:p>0.1043838823</text:p>
          </table:table-cell>
          <table:table-cell office:value-type="string" calcext:value-type="string">
            <text:p>del = 23.45deg * sin(360/365*(d-81)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$11]*[.B$11])*EXP([.B$11]*[.A22])" office:value-type="float" office:value="-0.0159739689896057" calcext:value-type="float">
            <text:p>-0.015973969</text:p>
          </table:table-cell>
          <table:table-cell table:formula="of:=[.B22]/[.B$13]" office:value-type="float" office:value="0.0786978061546544" calcext:value-type="float">
            <text:p>0.0786978062</text:p>
          </table:table-cell>
          <table:table-cell office:value-type="string" calcext:value-type="string">
            <text:p>phi = lat ?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$11]*[.B$11])*EXP([.B$11]*[.A23])" office:value-type="float" office:value="-0.0120432032985236" calcext:value-type="float">
            <text:p>-0.0120432033</text:p>
          </table:table-cell>
          <table:table-cell table:formula="of:=[.B23]/[.B$13]" office:value-type="float" office:value="0.0593323850374957" calcext:value-type="float">
            <text:p>0.059332385</text:p>
          </table:table-cell>
          <table:table-cell office:value-type="string" calcext:value-type="string">
            <text:p>HRA = 15deg*(LST-12)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- constraints on bandgaps of multijunction cel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getting a spectrum as a function of air mass as a function of lat, time, day, and altitu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optimising tilt of a large number of panels individually for different use profi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optimising mix of different established or unconstrained types for different places/times/use profi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choosing best place at the sam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mix and altitude for plan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21:47:39.881028233</meta:creation-date>
    <dc:date>2017-07-10T16:05:39.774286325</dc:date>
    <meta:editing-duration>PT17H29M37S</meta:editing-duration>
    <meta:editing-cycles>1</meta:editing-cycles>
    <meta:document-statistic meta:table-count="1" meta:cell-count="69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1" chart:maximum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scatter" chart:style-name="ch1">
        <chart:legend chart:legend-position="end" svg:x="10.805cm" svg:y="3.899cm" style:legend-expansion="high" chart:style-name="ch2"/>
        <chart:plot-area chart:style-name="ch3" table:cell-range-address="Sheet1.A2:Sheet1.B7" chart:data-source-has-labels="row" svg:x="0.32cm" svg:y="0.18cm" svg:width="10.165cm" svg:height="8.645cm">
          <chartooo:coordinate-region svg:x="1.51cm" svg:y="0.18cm" svg:width="8.764cm" svg:height="7.9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7" chart:label-cell-address="Sheet1.B2:Sheet1.B2" chart:class="chart:scatter">
            <chart:domain table:cell-range-address="Sheet1.A3:Sheet1.A7"/>
            <chart:regression-curve chart:style-name="ch8">
              <chart:equation chart:display-equation="true" chart:display-r-square="true" svg:x="3.833cm" svg:y="1.556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nsity(m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7</svg:desc>
                </draw:g>
              </table:table-cell>
              <table:table-cell office:value-type="float" office:value="1.2985">
                <text:p>1.2985</text:p>
                <draw:g>
                  <svg:desc>Sheet1.B3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3639">
                <text:p>0.36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